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ad4c" officeooo:paragraph-rsid="0018ad4c"/>
    </style:style>
    <style:style style:name="P2" style:family="paragraph" style:parent-style-name="Standard">
      <style:paragraph-properties fo:text-align="center" style:justify-single-word="false"/>
      <style:text-properties officeooo:rsid="0018ad4c" officeooo:paragraph-rsid="0018ad4c"/>
    </style:style>
    <style:style style:name="P3" style:family="paragraph" style:parent-style-name="Standard">
      <style:text-properties fo:font-style="italic" officeooo:rsid="0018ad4c" officeooo:paragraph-rsid="0018ad4c" style:font-style-asian="italic" style:font-style-complex="italic"/>
    </style:style>
    <style:style style:name="P4" style:family="paragraph" style:parent-style-name="Standard">
      <style:text-properties officeooo:rsid="0019a7e5" officeooo:paragraph-rsid="0019a7e5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6666ff"/>
      <style:paragraph-properties fo:text-align="center"/>
    </style:style>
    <style:style style:name="P8" style:family="paragraph">
      <loext:graphic-properties draw:fill-color="#33ff99"/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officeooo:rsid="0018ad4c"/>
    </style:style>
    <style:style style:name="T2" style:family="text">
      <style:text-properties officeooo:rsid="001a4f24"/>
    </style:style>
    <style:style style:name="T3" style:family="text">
      <style:text-properties fo:color="#6666ff"/>
    </style:style>
    <style:style style:name="T4" style:family="text">
      <style:text-properties fo:color="#33ff99"/>
    </style:style>
    <style:style style:name="T5" style:family="text">
      <style:text-properties fo:color="#33ff99" officeooo:rsid="001a4f24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8in" fo:min-width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6666ff" draw:marker-start-width="0.1984in" draw:marker-end="Arrowheads_20_1" draw:marker-end-width="0.1984in" draw:fill-color="#6666f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3ff99" draw:fill-color="#33ff99" draw:textarea-horizontal-align="justify" draw:textarea-vertical-align="middle" draw:auto-grow-height="false" fo:min-height="0.128in" fo:min-width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33ff99" draw:marker-start-width="0.1984in" draw:marker-end="Arrowheads_20_1" draw:marker-end-width="0.1984in" draw:fill-color="#33ff99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6666ff" draw:fill-color="#6666ff" draw:textarea-horizontal-align="justify" draw:textarea-vertical-align="middle" draw:auto-grow-height="false" fo:min-height="0.128in" fo:min-width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quivalences Between Equivalences <text:span text:style-name="T1">as Swaps of Swaps</text:span></text:p>
      <text:p text:style-name="P2">by Sven Nilsen, 2020</text:p>
      <text:p text:style-name="P1"/>
      <text:p text:style-name="P3">In this paper I show that equivalences between equivalences means the same as swaps of swaps.</text:p>
      <text:p text:style-name="P1"/>
      <text:p text:style-name="P1">When a function is applied to an equivalence of equivalences:</text:p>
      <text:p text:style-name="P1"/>
      <text:p text:style-name="P1"><text:tab/>f((a ~= b) ~= (c ~= d))</text:p>
      <text:p text:style-name="P1"><text:tab/>f(a ~= b) ~= f(c ~= d)</text:p>
      <text:p text:style-name="P1"><text:tab/>(f(a) ~= f(b)) ~= (f(c) ~= f(d))</text:p>
      <text:p text:style-name="P1"/>
      <text:p text:style-name="P4">To find out what this means, one can use a simpler example:</text:p>
      <text:p text:style-name="P4"/>
      <text:p text:style-name="P4"><text:tab/>f((<text:span text:style-name="T3">x ~= x</text:span>) ~= (<text:span text:style-name="T4">y ~= y</text:span>))</text:p>
      <text:p text:style-name="P4"/>
      <text:p text:style-name="P4">One can visualize this as the usual swap, but instead of just drawing objects, I include the self-arrows:</text:p>
      <text:p text:style-name="P4"><draw:polyline text:anchor-type="paragraph" draw:z-index="17" draw:name="Shape2" draw:style-name="gr2" draw:text-style-name="P6" svg:width="0.9575in" svg:height="0.8035in" draw:transform="rotate (2.25967778255706) translate (1.77508428909864in 1.24657874008656in)" svg:viewBox="0 0 2433 2042" draw:points="1798,0 2086,314 2312,606 2404,965 2433,1274 2014,1784 1470,2035 818,2042 0,1965"><text:p/></draw:polyline></text:p>
      <text:p text:style-name="P4"/>
      <text:p text:style-name="P4"/>
      <text:p text:style-name="P4"/>
      <text:p text:style-name="P4"><draw:polyline text:anchor-type="paragraph" draw:z-index="14" draw:name="Shape2" draw:style-name="gr3" draw:text-style-name="P7" svg:width="0.5335in" svg:height="0.5012in" draw:transform="rotate (2.25967778255706) translate (1.32643139565325in 0.651101033312115in)" svg:viewBox="0 0 1356 1274" draw:points="292,0 1016,0 1356,280 1346,765 926,1274 486,1273 164,1035 11,624 0,354"><text:p/></draw:polyline><draw:polyline text:anchor-type="paragraph" draw:z-index="15" draw:name="Shape2" draw:style-name="gr5" draw:text-style-name="P8" svg:width="0.5335in" svg:height="0.5012in" draw:transform="rotate (2.25967778255706) translate (2.42087584009769in 0.651101033312116in)" svg:viewBox="0 0 1356 1274" draw:points="292,0 1016,0 1356,280 1346,765 926,1274 486,1273 164,1035 11,624 0,354"><text:p/></draw:polyline></text:p>
      <text:p text:style-name="P4"/>
      <text:p text:style-name="P4"/>
      <text:p text:style-name="P4"><draw:custom-shape text:anchor-type="paragraph" draw:z-index="12" draw:name="Shape1" draw:style-name="gr6" draw:text-style-name="P7" svg:width="0.1807in" svg:height="0.1807in" svg:x="1.2693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4" draw:text-style-name="P8" svg:width="0.1807in" svg:height="0.1807in" svg:x="2.3634in" svg:y="0.0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polyline text:anchor-type="paragraph" draw:z-index="18" draw:name="Shape2" draw:style-name="gr2" draw:text-style-name="P9" svg:width="0.9327in" svg:height="0.789in" draw:transform="skewX (0.0448549617762543) rotate (-0.859574656607208) translate (2.0389792703537in -0.413394624008687in)" svg:viewBox="0 0 2370 2005" draw:points="1752,0 2032,308 2253,595 2342,947 2370,1251 1963,1752 1433,1998 797,2005 0,1929"><text:p/></draw:polyline></text:p>
      <text:p text:style-name="P4"/>
      <text:p text:style-name="P4"/>
      <text:p text:style-name="P4"/>
      <text:p text:style-name="P1"/>
      <text:p text:style-name="P4">Now, replace `<text:span text:style-name="T3">x ~= x</text:span>` with `<text:span text:style-name="T3">a ~= b</text:span>` and `<text:span text:style-name="T4">y ~= y</text:span>` with `<text:span text:style-name="T5">c ~= d</text:span><text:span text:style-name="T2">` (think about swaps as objects):</text:span></text:p>
      <text:p text:style-name="P4"/>
      <text:p text:style-name="P1"><draw:polyline text:anchor-type="paragraph" draw:z-index="8" draw:name="Shape2" draw:style-name="gr2" draw:text-style-name="P6" svg:width="1.3205in" svg:height="1.4921in" draw:transform="rotate (2.25967778255706) translate (2.74719356118897in 1.50982621822335in)" svg:viewBox="0 0 3355 3791" draw:points="3355,0 3124,690 2950,1246 2798,1717 2572,2335 2153,2844 1526,3261 979,3484 0,3791"><text:p/></draw:polyline></text:p>
      <text:p text:style-name="P1"><draw:custom-shape text:anchor-type="paragraph" draw:z-index="0" draw:name="Shape1" draw:style-name="gr1" draw:text-style-name="P5" svg:width="0.1807in" svg:height="0.1807in" svg:x="1.1835in" svg:y="0.9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5" svg:width="0.1807in" svg:height="0.1807in" svg:x="2.2772in" svg:y="0.9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2" draw:name="Shape2" draw:style-name="gr2" draw:text-style-name="P6" svg:width="0.9575in" svg:height="0.8035in" draw:transform="rotate (2.25967778255706) translate (1.68827873354308in 1.38893985119768in)" svg:viewBox="0 0 2433 2042" draw:points="1798,0 2086,314 2312,606 2404,965 2433,1274 2014,1784 1470,2035 818,2042 0,1965"><text:p/></draw:polyline><draw:polyline text:anchor-type="paragraph" draw:z-index="3" draw:name="Shape2" draw:style-name="gr3" draw:text-style-name="P7" svg:width="1.0665in" svg:height="0.9283in" draw:transform="skewX (-0.155683369277894) rotate (-0.958534825195287) translate (1.93977800632211in 0.566415783861517in)" svg:viewBox="0 0 2710 2359" draw:points="1945,0 2291,363 2564,699 2677,1115 2710,1473 2205,2061 1549,2352 763,2359 0,2254"><text:p/></draw:polyline><draw:custom-shape text:anchor-type="paragraph" draw:z-index="4" draw:name="Shape1" draw:style-name="gr4" draw:text-style-name="P8" svg:width="0.1807in" svg:height="0.1807in" svg:x="3.7425in" svg:y="0.9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4" draw:text-style-name="P8" svg:width="0.1807in" svg:height="0.1807in" svg:x="4.8362in" svg:y="0.9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6" draw:name="Shape2" draw:style-name="gr5" draw:text-style-name="P8" svg:width="0.9575in" svg:height="0.8035in" draw:transform="rotate (2.25967778255706) translate (4.24730651132086in 1.38060651786434in)" svg:viewBox="0 0 2433 2042" draw:points="1798,0 2086,314 2312,606 2404,965 2433,1274 2014,1784 1470,2035 818,2042 0,1965"><text:p/></draw:polyline><draw:polyline text:anchor-type="paragraph" draw:z-index="7" draw:name="Shape2" draw:style-name="gr5" draw:text-style-name="P8" svg:width="1.0665in" svg:height="0.9283in" draw:transform="skewX (-0.155683369277894) rotate (-0.958534825195287) translate (4.49880578409989in 0.558082450528183in)" svg:viewBox="0 0 2710 2359" draw:points="1945,0 2291,363 2564,699 2677,1115 2710,1473 2205,2061 1549,2352 763,2359 0,2254"><text:p/></draw:polyline><draw:polyline text:anchor-type="paragraph" draw:z-index="9" draw:name="Shape2" draw:style-name="gr2" draw:text-style-name="P6" svg:width="1.2602in" svg:height="1.4531in" draw:transform="skewX (0.198793001802154) rotate (-0.781209373192662) translate (3.46950815537904in 1.02137255395344in)" svg:viewBox="0 0 3202 3692" draw:points="3202,0 2983,672 2817,1213 2672,1672 2457,2274 2056,2770 1458,3176 935,3393 0,3692"><text:p/></draw:polyline><draw:custom-shape text:anchor-type="paragraph" draw:z-index="10" draw:name="Shape1" draw:style-name="gr6" draw:text-style-name="P7" svg:width="0.1807in" svg:height="0.1807in" svg:x="1.1835in" svg:y="0.9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6" draw:text-style-name="P7" svg:width="0.1807in" svg:height="0.1807in" svg:x="2.2772in" svg:y="0.9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16" draw:name="Shape2" draw:style-name="gr3" draw:text-style-name="P7" svg:width="0.9575in" svg:height="0.8035in" draw:transform="rotate (2.25967778255706) translate (1.68827873354308in 1.38893985119768in)" svg:viewBox="0 0 2433 2042" draw:points="1798,0 2086,314 2312,606 2404,965 2433,1274 2014,1784 1470,2035 818,2042 0,1965"><text:p/></draw:poly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9:05:43.029686000</meta:creation-date>
    <dc:date>2020-03-21T19:35:58.031257000</dc:date>
    <meta:editing-duration>PT6M23S</meta:editing-duration>
    <meta:editing-cycles>1</meta:editing-cycles>
    <meta:document-statistic meta:table-count="0" meta:image-count="0" meta:object-count="0" meta:page-count="1" meta:paragraph-count="11" meta:word-count="117" meta:character-count="587" meta:non-whitespace-character-count="477"/>
    <meta:generator>LibreOffice/5.1.2.2$MacOSX_X86_64 LibreOffice_project/d3bf12ecb743fc0d20e0be0c58ca359301eb705f</meta:generator>
  </office:meta>
</office:document-meta>
</file>